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9.96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96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9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4.5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95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76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6.47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7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90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24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71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33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14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38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719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Helvetica1" fo:font-size="10pt" style:font-size-asian="10pt" style:font-name-complex="Helvetica1" style:font-size-complex="10pt"/>
    </style:style>
    <style:style style:name="T2" style:family="text">
      <style:text-properties fo:color="#000000" style:font-name="Courier1" fo:font-size="9pt" style:font-size-asian="9pt" style:font-name-complex="Courier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347cm" svg:height="7.409cm" svg:x="4.092cm" svg:y="19.116cm" svg:viewBox="0 0 12348 7410" draw:points="0,7410 12348,7410 12348,0 0,0">
          <text:p/>
        </draw:polygon>
        <draw:frame draw:style-name="gr2" draw:text-style-name="P3" draw:layer="layout" svg:width="9.967cm" svg:height="0.509cm" svg:x="5.393cm" svg:y="17.781cm">
          <draw:text-box>
            <text:p text:style-name="P2"><text:span text:style-name="T1">Ficha catalográfica elaborada pela Biblioteca Prof. Achille Bassi </text:span></text:p>
          </draw:text-box>
        </draw:frame>
        <draw:frame draw:style-name="gr3" draw:text-style-name="P3" draw:layer="layout" svg:width="6.962cm" svg:height="0.509cm" svg:x="6.965cm" svg:y="18.189cm">
          <draw:text-box>
            <text:p text:style-name="P2"><text:span text:style-name="T1">e Seção Técnica de Informática, ICMC/USP, </text:span></text:p>
          </draw:text-box>
        </draw:frame>
        <draw:frame draw:style-name="gr4" draw:text-style-name="P3" draw:layer="layout" svg:width="6.42cm" svg:height="0.509cm" svg:x="7.275cm" svg:y="18.597cm">
          <draw:text-box>
            <text:p text:style-name="P2"><text:span text:style-name="T1">com os dados fornecidos pelo(a) autor(a)</text:span></text:p>
          </draw:text-box>
        </draw:frame>
        <draw:frame draw:style-name="gr5" draw:text-style-name="P4" draw:layer="layout" svg:width="0.955cm" svg:height="0.365cm" svg:x="4.503cm" svg:y="20.291cm">
          <draw:text-box>
            <text:p text:style-name="P2"><text:span text:style-name="T2">L965c</text:span></text:p>
          </draw:text-box>
        </draw:frame>
        <draw:frame draw:style-name="gr6" draw:text-style-name="P4" draw:layer="layout" svg:width="4.574cm" svg:height="0.365cm" svg:x="6.09cm" svg:y="19.956cm">
          <draw:text-box>
            <text:p text:style-name="P2"><text:span text:style-name="T2">Garavito S., John Freddy</text:span></text:p>
          </draw:text-box>
        </draw:frame>
        <draw:frame draw:style-name="gr7" draw:text-style-name="P4" draw:layer="layout" svg:width="8.956cm" svg:height="0.365cm" svg:x="6.09cm" svg:y="20.291cm">
          <draw:text-box>
            <text:p text:style-name="P2"><text:span text:style-name="T2"><text:s text:c="3"/></text:span><text:span text:style-name="T2">Ontologias e DSLs na Geração de Sistemas de </text:span></text:p>
          </draw:text-box>
        </draw:frame>
        <draw:frame draw:style-name="gr8" draw:text-style-name="P4" draw:layer="layout" svg:width="8.766cm" svg:height="0.365cm" svg:x="6.09cm" svg:y="20.626cm">
          <draw:text-box>
            <text:p text:style-name="P2"><text:span text:style-name="T2">Apoio à Decisão, caso de estudo SustenAgro / </text:span></text:p>
          </draw:text-box>
        </draw:frame>
        <draw:frame draw:style-name="gr7" draw:text-style-name="P4" draw:layer="layout" svg:width="8.956cm" svg:height="0.365cm" svg:x="6.09cm" svg:y="20.961cm">
          <draw:text-box>
            <text:p text:style-name="P2"><text:span text:style-name="T2">John Freddy Garavito S.; orientador Dilvan de <text:s/></text:span></text:p>
          </draw:text-box>
        </draw:frame>
        <draw:frame draw:style-name="gr9" draw:text-style-name="P4" draw:layer="layout" svg:width="6.479cm" svg:height="0.365cm" svg:x="6.09cm" svg:y="21.296cm">
          <draw:text-box>
            <text:p text:style-name="P2"><text:span text:style-name="T2">Abreu Moreira. - São Carlos, 2017.</text:span></text:p>
          </draw:text-box>
        </draw:frame>
        <draw:frame draw:style-name="gr10" draw:text-style-name="P4" draw:layer="layout" svg:width="1.717cm" svg:height="0.365cm" svg:x="6.09cm" svg:y="21.631cm">
          <draw:text-box>
            <text:p text:style-name="P2"><text:span text:style-name="T2"><text:s text:c="3"/></text:span><text:span text:style-name="T2">131 p.</text:span></text:p>
          </draw:text-box>
        </draw:frame>
        <draw:frame draw:style-name="gr11" draw:text-style-name="P4" draw:layer="layout" svg:width="9.909cm" svg:height="0.365cm" svg:x="6.09cm" svg:y="22.636cm">
          <draw:text-box>
            <text:p text:style-name="P2"><text:span text:style-name="T2"><text:s text:c="3"/></text:span><text:span text:style-name="T2">Dissertação (Mestrado - Programa de Pós-Graduação</text:span></text:p>
          </draw:text-box>
        </draw:frame>
        <draw:frame draw:style-name="gr12" draw:text-style-name="P4" draw:layer="layout" svg:width="7.241cm" svg:height="0.365cm" svg:x="6.09cm" svg:y="22.971cm">
          <draw:text-box>
            <text:p text:style-name="P2"><text:span text:style-name="T2">em Ciências de Computação e Matemática</text:span></text:p>
          </draw:text-box>
        </draw:frame>
        <draw:frame draw:style-name="gr13" draw:text-style-name="P4" draw:layer="layout" svg:width="9.718cm" svg:height="0.365cm" svg:x="6.09cm" svg:y="23.306cm">
          <draw:text-box>
            <text:p text:style-name="P2"><text:span text:style-name="T2">Computacional) -- Instituto de Ciências Matemáticas</text:span></text:p>
          </draw:text-box>
        </draw:frame>
        <draw:frame draw:style-name="gr14" draw:text-style-name="P4" draw:layer="layout" svg:width="9.337cm" svg:height="0.365cm" svg:x="6.09cm" svg:y="23.641cm">
          <draw:text-box>
            <text:p text:style-name="P2"><text:span text:style-name="T2">e de Computação, Universidade de São Paulo, 2017.</text:span></text:p>
          </draw:text-box>
        </draw:frame>
        <draw:frame draw:style-name="gr15" draw:text-style-name="P4" draw:layer="layout" svg:width="9.147cm" svg:height="0.365cm" svg:x="6.09cm" svg:y="24.646cm">
          <draw:text-box>
            <text:p text:style-name="P2"><text:span text:style-name="T2"><text:s text:c="3"/></text:span><text:span text:style-name="T2">1. SAD. 2. Web Semântica e DSLs. 3. Framework</text:span></text:p>
          </draw:text-box>
        </draw:frame>
        <draw:frame draw:style-name="gr16" draw:text-style-name="P4" draw:layer="layout" svg:width="8.385cm" svg:height="0.365cm" svg:x="6.09cm" svg:y="24.981cm">
          <draw:text-box>
            <text:p text:style-name="P2"><text:span text:style-name="T2">Decisioner. 4. SustenAgro. 5. SAD SustenAgro</text:span></text:p>
          </draw:text-box>
        </draw:frame>
        <draw:frame draw:style-name="gr17" draw:text-style-name="P4" draw:layer="layout" svg:width="9.719cm" svg:height="0.365cm" svg:x="6.09cm" svg:y="25.316cm">
          <draw:text-box>
            <text:p text:style-name="P2"><text:span text:style-name="T2">6. Avaliação. I. Moreira, Dilvan de Abreu , ori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23T17:00:15.042046457</dc:date>
    <meta:editing-duration>PT10M39S</meta:editing-duration>
    <meta:editing-cycles>3</meta:editing-cycles>
    <meta:generator>LibreOffice/5.2.2.2$Linux_X86_64 LibreOffice_project/20m0$Build-2</meta:generator>
    <meta:document-statistic meta:object-count="18"/>
  </office:meta>
</office:document-meta>
</file>